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C200000351F91FBD3D1402BAC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9.207cm" svg:height="17.371cm" svg:x="0.036cm" svg:y="0.069cm">
            <draw:image xlink:href="Pictures/10000001000001C200000351F91FBD3D1402BAC1.png" xlink:type="simple" xlink:show="embed" xlink:actuate="onLoad" draw:mime-type="image/png">
              <text:p/>
            </draw:image>
          </draw:frame>
          <draw:frame draw:style-name="gr3" draw:text-style-name="P3" draw:layer="layout" svg:width="3.288cm" svg:height="0.962cm" svg:x="9.243cm" svg:y="-0.031cm">
            <draw:text-box>
              <text:p text:style-name="P2"><text:span text:style-name="T1">1. imports</text:span></text:p>
            </draw:text-box>
          </draw:frame>
          <draw:frame draw:style-name="gr4" draw:text-style-name="P3" draw:layer="layout" svg:width="5.641cm" svg:height="0.962cm" svg:x="9.243cm" svg:y="1.039cm">
            <draw:text-box>
              <text:p text:style-name="P2"><text:span text:style-name="T1">2. define variables</text:span></text:p>
            </draw:text-box>
          </draw:frame>
          <draw:frame draw:style-name="gr5" draw:text-style-name="P3" draw:layer="layout" svg:width="2.758cm" svg:height="0.962cm" svg:x="9.324cm" svg:y="3.261cm">
            <draw:text-box>
              <text:p text:style-name="P2"><text:span text:style-name="T1">3. setup</text:span></text:p>
            </draw:text-box>
          </draw:frame>
          <draw:frame draw:style-name="gr6" draw:text-style-name="P3" draw:layer="layout" svg:width="3.952cm" svg:height="0.962cm" svg:x="9.243cm" svg:y="9.084cm">
            <draw:text-box>
              <text:p text:style-name="P2"><text:span text:style-name="T1">4. main loop</text:span></text:p>
            </draw:text-box>
          </draw:frame>
        </draw:g>
        <draw:line draw:style-name="gr7" draw:text-style-name="P1" draw:layer="layout" svg:x1="0.952cm" svg:y1="9.107cm" svg:x2="14.922cm" svg:y2="9.107cm">
          <text:p/>
        </draw:line>
        <draw:line draw:style-name="gr7" draw:text-style-name="P1" draw:layer="layout" svg:x1="0.952cm" svg:y1="3.292cm" svg:x2="14.922cm" svg:y2="3.292cm">
          <text:p/>
        </draw:line>
        <draw:line draw:style-name="gr7" draw:text-style-name="P1" draw:layer="layout" svg:x1="0.952cm" svg:y1="1.07cm" svg:x2="14.922cm" svg:y2="1.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30T14:31:47.183000000</meta:creation-date>
    <dc:date>2024-01-05T09:08:59.437000000</dc:date>
    <meta:editing-duration>P3DT1H19M14S</meta:editing-duration>
    <meta:editing-cycles>5</meta:editing-cycles>
    <meta:generator>LibreOffice/7.6.2.1$Windows_X86_64 LibreOffice_project/56f7684011345957bbf33a7ee678afaf4d2ba333</meta:generator>
    <meta:document-statistic meta:object-count="9"/>
  </office:meta>
</office:document-meta>
</file>